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6.874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vartHämna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Namn</text:p>
          </table:table-cell>
          <table:table-cell office:value-type="string">
            <text:p>Volac</text:p>
          </table:table-cell>
          <table:table-cell office:value-type="string">
            <text:p>Vaktar en portal...</text:p>
          </table:table-cell>
        </table:table-row>
        <table:table-row table:style-name="ro1">
          <table:table-cell/>
          <table:table-cell office:value-type="string">
            <text:p>Ras</text:p>
          </table:table-cell>
          <table:table-cell office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>
            <text:p>STY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FYS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MI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PSY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STO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KP</text:p>
          </table:table-cell>
          <table:table-cell table:formula="of:=+([.C9]+[.C5])/2" office:value-type="float" office:value="52.5">
            <text:p>52,5</text:p>
          </table:table-cell>
          <table:table-cell/>
        </table:table-row>
        <table:table-row table:style-name="ro1">
          <table:table-cell/>
          <table:table-cell office:value-type="string">
            <text:p>KP i Bröstkorg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SB</text:p>
          </table:table-cell>
          <table:table-cell office:value-type="string">
            <text:p>+4T6</text:p>
          </table:table-cell>
          <table:table-cell/>
        </table:table-row>
        <table:table-row table:style-name="ro2">
          <table:table-cell/>
          <table:table-cell office:value-type="string">
            <text:p>RutorPerHT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aturlig Skyd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ustning</text:p>
          </table:table-cell>
          <table:table-cell office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ndlingstillfälle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</text:p>
          </table:table-cell>
          <table:table-cell office:value-type="string">
            <text:p>FV</text:p>
          </table:table-cell>
          <table:table-cell office:value-type="string">
            <text:p>SKA</text:p>
          </table:table-cell>
        </table:table-row>
        <table:table-row table:style-name="ro1">
          <table:table-cell/>
          <table:table-cell office:value-type="string">
            <text:p>Dubbelyxa</text:p>
          </table:table-cell>
          <table:table-cell office:value-type="float" office:value="35">
            <text:p>35</text:p>
          </table:table-cell>
          <table:table-cell office:value-type="string">
            <text:p>4T10+4</text:p>
          </table:table-cell>
        </table:table-row>
        <table:table-row table:style-name="ro2">
          <table:table-cell/>
          <table:table-cell office:value-type="string">
            <text:p>-Jordbävning</text:p>
          </table:table-cell>
          <table:table-cell office:value-type="string">
            <text:p>En hel SR, var 5 SR</text:p>
          </table:table-cell>
          <table:table-cell office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>
            <text:p>-Magisk osårbarhet</text:p>
          </table:table-cell>
          <table:table-cell office:value-type="string">
            <text:p>En hel SR, var 5 SR</text:p>
          </table:table-cell>
          <table:table-cell office:value-type="string">
            <text:p>Osårbar från allt magiskt i 2 SR</text:p>
          </table:table-cell>
        </table:table-row>
        <table:table-row table:style-name="ro2">
          <table:table-cell/>
          <table:table-cell office:value-type="string">
            <text:p>-Återvända</text:p>
          </table:table-cell>
          <table:table-cell office:value-type="string">
            <text:p>Ett HT </text:p>
          </table:table-cell>
          <table:table-cell office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apenteknik</text:p>
          </table:table-cell>
          <table:table-cell office:value-type="string">
            <text:p>FV</text:p>
          </table:table-cell>
          <table:table-cell/>
        </table:table-row>
        <table:table-row table:style-name="ro1">
          <table:table-cell/>
          <table:table-cell office:value-type="string">
            <text:p>Svep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Flygande 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Dubbelhugg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Kasta Yx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/>
          <table:table-cell office:value-type="string">
            <text:p>Virvelvindsanfall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akti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he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SkadaPerSR</text:p>
          </table:table-cell>
          <table:table-cell table:number-columns-repeated="2"/>
        </table:table-row>
      </table:table>
      <table:table table:name="Tank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P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Vampyrbaron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Warrio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asterDP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roll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emonfurst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Köldbest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rak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äxa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Ärkemagike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ödsridd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ödsgast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ealer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2016-03-26</text:date>, <text:time>10:17:0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9:17:21.19</meta:creation-date>
    <dc:date>2016-03-26T10:17:07.09</dc:date>
    <meta:editing-duration>PT59M48S</meta:editing-duration>
    <meta:editing-cycles>6</meta:editing-cycles>
    <meta:generator>OpenOffice/4.1.2$Win32 OpenOffice.org_project/412m3$Build-9782</meta:generator>
    <meta:document-statistic meta:table-count="15" meta:cell-count="62" meta:object-count="0"/>
  </office:meta>
</office:document-meta>
</file>